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/>
    </style:style>
    <style:style style:name="gr3" style:family="graphic" style:parent-style-name="standard">
      <style:graphic-properties svg:stroke-color="#c4c4c4" draw:fill="none"/>
    </style:style>
    <style:style style:name="gr4" style:family="graphic" style:parent-style-name="standard">
      <style:graphic-properties draw:marker-start="Arrow" draw:marker-start-width="0.5cm" draw:marker-end="Arrow" draw:marker-end-width="0.5cm" draw:fill="none"/>
    </style:style>
    <style:style style:name="gr5" style:family="graphic" style:parent-style-name="standard">
      <style:graphic-properties svg:stroke-color="#c4c4c4" draw:marker-start="" draw:marker-start-width="0.5cm" draw:marker-end="Arrow" draw:marker-end-width="0.5cm" draw:fill="none"/>
    </style:style>
    <style:style style:name="gr6" style:family="graphic" style:parent-style-name="standard">
      <style:graphic-properties draw:stroke="solid" draw:stroke-dash="Ultrafine_20_Dashed" svg:stroke-color="#c4c4c4" draw:marker-start="" draw:marker-start-width="0.5cm" draw:marker-end="Arrow" draw:marker-end-width="0.5cm" draw:fill="none"/>
    </style:style>
    <style:style style:name="gr7" style:family="graphic" style:parent-style-name="standard">
      <style:graphic-properties draw:stroke="none" svg:stroke-color="#000000" draw:fill="solid" draw:fill-color="#ffffff" draw:textarea-horizontal-align="justify" draw:auto-grow-height="false" draw:auto-grow-width="false" fo:min-height="0cm" fo:min-width="0cm"/>
    </style:style>
    <style:style style:name="gr8" style:family="graphic" style:parent-style-name="standard">
      <style:graphic-properties draw:stroke="none" svg:stroke-color="#c4c4c4" draw:fill="solid" draw:fill-color="#ffffff" draw:textarea-horizontal-align="justify" draw:auto-grow-height="false" draw:auto-grow-width="false" fo:min-height="0cm" fo:min-width="0cm"/>
    </style:style>
    <style:style style:name="gr9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right" draw:textarea-vertical-align="bottom" draw:auto-grow-height="false" draw:auto-grow-width="false" fo:min-height="0cm" fo:min-width="0cm" fo:padding-top="0.2cm" fo:padding-bottom="0.2cm" fo:padding-left="0.2cm" fo:padding-right="0.2cm"/>
    </style:style>
    <style:style style:name="gr10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right" draw:textarea-vertical-align="bottom" draw:auto-grow-height="false" draw:auto-grow-width="false" fo:min-height="0cm" fo:min-width="0cm" fo:padding-top="0.155cm" fo:padding-bottom="0.2cm" fo:padding-left="0.2cm" fo:padding-right="0.2cm"/>
    </style:style>
    <style:style style:name="gr11" style:family="graphic" style:parent-style-name="standard">
      <style:graphic-properties draw:stroke="solid" svg:stroke-width="0.05cm" svg:stroke-color="#000000" draw:marker-start-width="0.22cm" draw:marker-end-width="0.22cm" draw:fill="none" draw:fill-color="#ffffff" draw:textarea-horizontal-align="center" draw:textarea-vertical-align="middle" draw:auto-grow-height="false" draw:auto-grow-width="false" fo:min-height="0cm" fo:min-width="0cm" fo:padding-top="0.2cm" fo:padding-bottom="0.2cm" fo:padding-left="0.2cm" fo:padding-right="0.2cm"/>
    </style:style>
    <style:style style:name="gr12" style:family="graphic" style:parent-style-name="standard">
      <style:graphic-properties draw:stroke="solid" draw:stroke-dash="Ultrafine_20_Dashed" svg:stroke-width="0.05cm" draw:marker-start="Dimension_20_Lines" draw:marker-start-width="0.5cm" draw:marker-start-center="true" draw:marker-end="Dimension_20_Lines" draw:marker-end-width="0.5cm" draw:fill="none" fo:padding-top="0.175cm" fo:padding-bottom="0.175cm" fo:padding-left="0.175cm" fo:padding-right="0.175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0cm" fo:min-width="0cm"/>
    </style:style>
    <style:style style:name="gr14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center" draw:textarea-vertical-align="middle" draw:auto-grow-height="false" draw:auto-grow-width="false" fo:min-height="0cm" fo:min-width="0cm" fo:padding-top="0.2cm" fo:padding-bottom="0.2cm" fo:padding-left="0.2cm" fo:padding-right="0.2cm"/>
    </style:style>
    <style:style style:name="gr15" style:family="graphic" style:parent-style-name="standard">
      <style:graphic-properties draw:stroke="dash" draw:stroke-dash="Ultrafine_20_Dashed" draw:marker-start="" draw:marker-start-width="0.5cm" draw:marker-end="Arrow" draw:marker-end-width="0.5cm" draw:fill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justify" draw:textarea-vertical-align="bottom" draw:auto-grow-height="false" draw:auto-grow-width="false" fo:min-height="0cm" fo:min-width="0cm"/>
    </style:style>
    <style:style style:name="gr18" style:family="graphic" style:parent-style-name="standard">
      <style:graphic-properties draw:marker-end="Arrow" draw:marker-end-width="0.5cm" draw:fill="none"/>
    </style:style>
    <style:style style:name="gr19" style:family="graphic" style:parent-style-name="standard">
      <style:graphic-properties draw:stroke="solid" svg:stroke-width="0.05cm" svg:stroke-color="#000000" draw:marker-start-width="0.22cm" draw:marker-end-width="0.22cm" draw:fill="none" draw:fill-color="#ffffff" draw:textarea-horizontal-align="center" draw:textarea-vertical-align="middle" draw:auto-grow-height="false" draw:auto-grow-width="false" fo:min-height="0cm" fo:min-width="0cm" fo:padding-top="0.22cm" fo:padding-bottom="0.22cm" fo:padding-left="0.22cm" fo:padding-right="0.22cm"/>
    </style:style>
    <style:style style:name="gr20" style:family="graphic" style:parent-style-name="objectwithoutfill">
      <style:graphic-properties draw:stroke="solid" draw:stroke-dash="Ultrafine_20_Dashed" svg:stroke-width="0.05cm" draw:marker-start="Dimension_20_Lines" draw:marker-start-width="0.5cm" draw:marker-end="Dimension_20_Lines" draw:marker-end-width="0.5cm" draw:fill="none" fo:padding-top="0.175cm" fo:padding-bottom="0.175cm" fo:padding-left="0.175cm" fo:padding-right="0.175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Head-title">
      <style:graphic-properties draw:auto-grow-height="true" fo:min-height="6cm"/>
    </style:style>
    <style:style style:name="pr8" style:family="presentation" style:parent-style-name="Head-subtitle">
      <style:graphic-properties draw:fit-to-size="false" style:shrink-to-fit="false" fo:padding-top="1cm"/>
    </style:style>
    <style:style style:name="pr9" style:family="presentation" style:parent-style-name="Head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7.082cm" style:use-optimal-column-width="false"/>
    </style:style>
    <style:style style:name="co3" style:family="table-column">
      <style:table-column-properties style:column-width="7.591cm" style:use-optimal-column-width="false"/>
    </style:style>
    <style:style style:name="ro1" style:family="table-row">
      <style:table-row-properties style:row-height="0.813cm"/>
    </style:style>
    <style:style style:name="ro2" style:family="table-row">
      <style:table-row-properties style:row-height="0.806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="1.13pt solid #ffffff"/>
      <style:text-properties fo:font-size="12pt" style:font-size-asian="12pt" style:font-size-complex="12pt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top="0cm" fo:margin-bottom="0cm" fo:text-align="start" fo:border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-color="#ffffff"/>
      <style:text-properties fo:font-size="20pt" fo:language="en" fo:country="US"/>
    </style:style>
    <style:style style:name="P11" style:family="paragraph">
      <loext:graphic-properties draw:fill-color="#ffffff"/>
      <style:text-properties fo:language="en" fo:country="US"/>
    </style:style>
    <style:style style:name="P12" style:family="paragraph">
      <loext:graphic-properties draw:fill="none"/>
      <style:text-properties fo:color="#404040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solid" draw:fill-color="#ffffff"/>
      <style:paragraph-properties fo:text-align="center"/>
      <style:text-properties fo:color="#404040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404040" fo:font-size="12pt" style:font-size-asian="12pt" style:font-size-complex="12pt"/>
    </style:style>
    <style:style style:name="P18" style:family="paragraph">
      <loext:graphic-properties draw:fill="none" draw:fill-color="#ffffff"/>
      <style:paragraph-properties fo:text-align="end"/>
      <style:text-properties fo:color="#404040" fo:font-size="12pt" style:font-size-asian="18pt" style:font-size-complex="18pt"/>
    </style:style>
    <style:style style:name="P19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404040" fo:font-size="24pt" fo:font-weight="normal" style:font-size-asian="24pt" style:font-weight-asian="normal" style:font-size-complex="24pt" style:font-weight-complex="normal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4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paragraph-properties fo:text-align="center"/>
      <style:text-properties fo:color="#95b241"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margin-top="0.1cm" fo:margin-bottom="0.1cm" fo:text-align="end"/>
    </style:style>
    <style:style style:name="P27" style:family="paragraph">
      <loext:graphic-properties draw:fill="none" draw:fill-color="#ffffff"/>
      <style:paragraph-properties fo:margin-top="0.1cm" fo:margin-bottom="0.1cm" fo:text-align="end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loext:graphic-properties draw:fill-color="#ffffff"/>
    </style:style>
    <style:style style:name="P29" style:family="paragraph">
      <loext:graphic-properties draw:fill-color="#ffffff"/>
      <style:text-properties fo:font-size="12pt" fo:language="en" fo:country="US"/>
    </style:style>
    <style:style style:name="P30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3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3" style:family="paragraph">
      <style:text-properties fo:font-size="32pt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language="en" fo:country="US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404040"/>
    </style:style>
    <style:style style:name="T12" style:family="text">
      <style:text-properties fo:color="#404040" fo:font-size="12pt" style:font-size-asian="12pt" style:font-size-complex="12pt"/>
    </style:style>
    <style:style style:name="T13" style:family="text">
      <style:text-properties fo:color="#404040" fo:font-size="12pt" style:font-size-asian="18pt" style:font-size-complex="18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bold" style:font-size-asian="18pt" style:font-weight-asian="bold" style:font-size-complex="18pt" style:font-weight-complex="bold"/>
    </style:style>
    <style:style style:name="T16" style:family="text">
      <style:text-properties fo:color="#404040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b62118" fo:language="en" fo:country="US" fo:font-weight="bold" style:font-weight-asian="bold" style:font-weight-complex="bold"/>
    </style:style>
    <style:style style:name="T20" style:family="text">
      <style:text-properties style:use-window-font-color="true" fo:language="en" fo:country="US" fo:font-weight="normal" style:font-weight-asian="normal" style:font-weight-complex="normal"/>
    </style:style>
    <style:style style:name="T21" style:family="text">
      <style:text-properties style:text-line-through-style="solid" style:text-line-through-type="single" style:text-line-through-width="bold" fo:font-size="18pt" style:font-size-asian="18pt" style:font-weight-asian="normal" style:font-size-complex="32pt"/>
    </style:style>
    <style:style style:name="T22" style:family="text">
      <style:text-properties style:text-line-through-style="solid" style:text-line-through-type="single" style:text-line-through-width="bold" fo:language="en" fo:country="US"/>
    </style:style>
    <style:style style:name="T23" style:family="text">
      <style:text-properties fo:language="en" fo:country="US" fo:font-style="normal" style:font-style-asian="normal" style:font-style-complex="normal"/>
    </style:style>
    <style:style style:name="T24" style:family="text">
      <style:text-properties style:text-line-through-style="solid" style:text-line-through-type="single" style:text-line-through-width="bold"/>
    </style:style>
    <style:style style:name="T25" style:family="text">
      <style:text-properties fo:font-size="18pt" style:font-size-asian="18pt" style:font-weight-asian="normal" style:font-size-complex="18pt"/>
    </style:style>
    <style:style style:name="T26" style:family="text">
      <style:text-properties fo:font-size="32pt"/>
    </style:style>
    <style:style style:name="T27" style:family="text">
      <style:text-properties fo:font-size="32pt" fo:font-weight="normal" style:font-weight-asian="normal" style:font-weight-complex="normal"/>
    </style:style>
    <style:style style:name="T2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Schedule<text:line-break/>and Homework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PROD A02</text:span></text:p>
            <text:p text:style-name="P1"><text:span text:style-name="T3">Licensed 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5" draw:layer="layout" svg:width="28cm" svg:height="1.75cm" svg:x="0cm" svg:y="0cm" presentation:class="title">
          <draw:text-box>
            <text:p><text:span text:style-name="T5">Course Schedule</text:span>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6">#</text:span></text:p>
              </table:table-cell>
              <table:table-cell>
                <text:p text:style-name="P7"><text:span text:style-name="T6">Class Content</text:span></text:p>
              </table:table-cell>
              <table:table-cell>
                <text:p text:style-name="P7"><text:span text:style-name="T6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01</text:span></text:p>
              </table:table-cell>
              <table:table-cell>
                <text:p text:style-name="P7"><text:span text:style-name="T7">Introduction</text:span></text:p>
              </table:table-cell>
              <table:table-cell>
                <text:p text:style-name="P7"><text:span text:style-name="T7">-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02</text:span></text:p>
              </table:table-cell>
              <table:table-cell>
                <text:p text:style-name="P7"><text:span text:style-name="T7">The software industry</text:span></text:p>
              </table:table-cell>
              <table:table-cell>
                <text:p text:style-name="P7"><text:span text:style-name="T7">-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03</text:span></text:p>
              </table:table-cell>
              <table:table-cell>
                <text:p text:style-name="P7"><text:span text:style-name="T7">Strategic product management</text:span></text:p>
              </table:table-cell>
              <table:table-cell>
                <text:p text:style-name="P7"><text:span text:style-name="T7">-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04</text:span></text:p>
              </table:table-cell>
              <table:table-cell>
                <text:p text:style-name="P7"><text:span text:style-name="T7">Case 2013-02: Two-sided markets at Netdosis</text:span></text:p>
              </table:table-cell>
              <table:table-cell>
                <text:p text:style-name="P7"><text:span text:style-name="T7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05</text:span></text:p>
              </table:table-cell>
              <table:table-cell>
                <text:p text:style-name="P7"><text:span text:style-name="T7">Case 2016-03: Hard software marketing choices at ownCloud</text:span></text:p>
              </table:table-cell>
              <table:table-cell>
                <text:p text:style-name="P7"><text:span text:style-name="T7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06</text:span></text:p>
              </table:table-cell>
              <table:table-cell>
                <text:p text:style-name="P7"><text:span text:style-name="T7">Case 2017-01: The case of SUSE Manager</text:span></text:p>
              </table:table-cell>
              <table:table-cell>
                <text:p text:style-name="P7"><text:span text:style-name="T7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07</text:span></text:p>
              </table:table-cell>
              <table:table-cell>
                <text:p text:style-name="P7"><text:span text:style-name="T7">Case 2016-04: Pricing at Everest SARL</text:span></text:p>
              </table:table-cell>
              <table:table-cell>
                <text:p text:style-name="P7"><text:span text:style-name="T7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08</text:span></text:p>
              </table:table-cell>
              <table:table-cell>
                <text:p text:style-name="P7"><text:span text:style-name="T7">Case 2012-01: Ensuring innovation at Method Park</text:span></text:p>
              </table:table-cell>
              <table:table-cell>
                <text:p text:style-name="P7"><text:span text:style-name="T7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09</text:span></text:p>
              </table:table-cell>
              <table:table-cell>
                <text:p text:style-name="P7"><text:span text:style-name="T7">Technical product management</text:span></text:p>
              </table:table-cell>
              <table:table-cell/>
            </table:table-row>
            <table:table-row table:style-name="ro1" table:default-cell-style-name="ce6">
              <table:table-cell table:style-name="ce5">
                <text:p text:style-name="P6"><text:span text:style-name="T7">10</text:span></text:p>
              </table:table-cell>
              <table:table-cell>
                <text:p text:style-name="P7"><text:span text:style-name="T7">Case 2014-02: Switching suppliers at Nokia</text:span></text:p>
              </table:table-cell>
              <table:table-cell>
                <text:p text:style-name="P7"><text:span text:style-name="T7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1</text:span></text:p>
              </table:table-cell>
              <table:table-cell>
                <text:p text:style-name="P7"><text:span text:style-name="T7">Case 2016-01: Licensing choices at ownCloud</text:span></text:p>
              </table:table-cell>
              <table:table-cell>
                <text:p text:style-name="P7"><text:span text:style-name="T7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2</text:span></text:p>
              </table:table-cell>
              <table:table-cell>
                <text:p text:style-name="P7"><text:span text:style-name="T7">Case 2014-01: User experience design at Immowelt</text:span></text:p>
              </table:table-cell>
              <table:table-cell>
                <text:p text:style-name="P7"><text:span text:style-name="T7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3</text:span></text:p>
              </table:table-cell>
              <table:table-cell>
                <text:p text:style-name="P7"><text:span text:style-name="T7">Case 2014-03: Specifying “wow!” at Elektrobit</text:span></text:p>
              </table:table-cell>
              <table:table-cell>
                <text:p text:style-name="P7"><text:span text:style-name="T7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4</text:span></text:p>
              </table:table-cell>
              <table:table-cell>
                <text:p text:style-name="P7"><text:span text:style-name="T7">Case 2016-02: Stock options at Caldera</text:span></text:p>
              </table:table-cell>
              <table:table-cell>
                <text:p text:style-name="P7"><text:span text:style-name="T7">Case analysis</text:span></text:p>
              </table:table-cell>
            </table:table-row>
            <table:table-row table:style-name="ro2" table:default-cell-style-name="ce8">
              <table:table-cell table:style-name="ce7">
                <text:p text:style-name="P8"><text:span text:style-name="T8">15</text:span></text:p>
              </table:table-cell>
              <table:table-cell>
                <text:p text:style-name="P9"><text:span text:style-name="T8">Student presentations and conclusions</text:span></text:p>
              </table:table-cell>
              <table:table-cell>
                <text:p text:style-name="P9"><text:span text:style-name="T8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" draw:layer="layout" svg:width="28cm" svg:height="1.75cm" svg:x="0cm" svg:y="0cm" presentation:class="title">
          <draw:text-box>
            <text:p><text:span text:style-name="T5">Work Rhythm and Course Weeks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5">Course week terminology</text:span></text:p>
                <text:list>
                  <text:list-item>
                    <text:p><text:span text:style-name="T5">This week = current course week (after lecture)</text:span></text:p>
                  </text:list-item>
                  <text:list-item>
                    <text:p><text:span text:style-name="T5">Last week = the course week before this week</text:span></text:p>
                  </text:list-item>
                  <text:list-item>
                    <text:p><text:span text:style-name="T5">Next week = the course week after this week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uggested work rhythm</text:span></text:p>
              </text:list-item>
            </text:list>
            <text:list text:style-name="L5">
              <text:list-item>
                <text:list>
                  <text:list-item>
                    <text:p><text:span text:style-name="T5">Rate last week’s reviews</text:span></text:p>
                  </text:list-item>
                  <text:list-item>
                    <text:p><text:span text:style-name="T5">Review this week’s deliverables</text:span></text:p>
                  </text:list-item>
                  <text:list-item>
                    <text:p><text:span text:style-name="T5">Submit next week’s deliverables</text:span></text:p>
                  </text:list-item>
                  <text:list-item>
                    <text:p><text:span text:style-name="T5">Prepare next week’s clas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ork Rhythm and Course Weeks 2 / 2</text:p>
          </draw:text-box>
        </draw:frame>
        <draw:g>
          <draw:line draw:style-name="gr2" draw:text-style-name="P12" draw:layer="layout" svg:x1="19cm" svg:y1="8.25cm" svg:x2="19cm" svg:y2="10.25cm">
            <text:p/>
          </draw:line>
          <draw:line draw:style-name="gr3" draw:text-style-name="P12" draw:layer="layout" svg:x1="9cm" svg:y1="8.25cm" svg:x2="9cm" svg:y2="10.25cm">
            <text:p/>
          </draw:line>
          <draw:line draw:style-name="gr4" draw:text-style-name="P13" draw:layer="layout" svg:x1="9cm" svg:y1="3.25cm" svg:x2="19cm" svg:y2="3.25cm">
            <text:p/>
          </draw:line>
          <draw:line draw:style-name="gr5" draw:text-style-name="P12" draw:layer="layout" svg:x1="1cm" svg:y1="3.25cm" svg:x2="9cm" svg:y2="3.25cm">
            <text:p/>
          </draw:line>
          <draw:line draw:style-name="gr6" draw:text-style-name="P12" draw:layer="layout" svg:x1="27cm" svg:y1="3.25cm" svg:x2="19cm" svg:y2="3.25cm">
            <text:p/>
          </draw:line>
          <draw:frame draw:style-name="gr7" draw:text-style-name="P14" draw:layer="layout" svg:width="5cm" svg:height="2cm" svg:x="11.5cm" svg:y="2.25cm">
            <draw:text-box>
              <text:p text:style-name="P8"><text:span text:style-name="T9">this week</text:span></text:p>
              <text:p text:style-name="P8"><text:span text:style-name="T10">(work period)</text:span></text:p>
            </draw:text-box>
          </draw:frame>
          <draw:frame draw:style-name="gr8" draw:text-style-name="P15" draw:layer="layout" svg:width="5cm" svg:height="2cm" svg:x="1.5cm" svg:y="2.25cm">
            <draw:text-box>
              <text:p text:style-name="P8"><text:span text:style-name="T11">last week</text:span></text:p>
            </draw:text-box>
          </draw:frame>
          <draw:line draw:style-name="gr2" draw:text-style-name="P13" draw:layer="layout" svg:x1="15cm" svg:y1="9.75cm" svg:x2="15cm" svg:y2="8.75cm">
            <text:p/>
          </draw:line>
          <draw:line draw:style-name="gr3" draw:text-style-name="P12" draw:layer="layout" svg:x1="5cm" svg:y1="9.75cm" svg:x2="5cm" svg:y2="8.75cm">
            <text:p/>
          </draw:line>
          <draw:frame draw:style-name="gr9" draw:text-style-name="P17" draw:layer="layout" svg:width="2cm" svg:height="1cm" svg:x="3cm" svg:y="7.25cm">
            <draw:text-box>
              <text:p text:style-name="P16"><text:span text:style-name="T12">ratings</text:span></text:p>
            </draw:text-box>
          </draw:frame>
          <draw:frame draw:style-name="gr10" draw:text-style-name="P18" draw:layer="layout" svg:width="2cm" svg:height="1cm" svg:x="3cm" svg:y="8.25cm">
            <draw:text-box>
              <text:p text:style-name="P16"><text:span text:style-name="T13">reviews</text:span></text:p>
            </draw:text-box>
          </draw:frame>
          <draw:frame draw:style-name="gr9" draw:text-style-name="P17" draw:layer="layout" svg:width="2cm" svg:height="2cm" svg:x="7cm" svg:y="7.25cm">
            <draw:text-box>
              <text:p text:style-name="P16"><text:span text:style-name="T12">main deliver-ables</text:span></text:p>
            </draw:text-box>
          </draw:frame>
          <draw:frame draw:style-name="gr11" draw:text-style-name="P19" draw:layer="layout" svg:width="2cm" svg:height="1cm" svg:x="13cm" svg:y="7.25cm">
            <draw:text-box>
              <text:p text:style-name="P8"><text:span text:style-name="T14">ratings</text:span></text:p>
            </draw:text-box>
          </draw:frame>
          <draw:frame draw:style-name="gr11" draw:text-style-name="P20" draw:layer="layout" svg:width="2cm" svg:height="1cm" svg:x="13cm" svg:y="8.25cm">
            <draw:text-box>
              <text:p text:style-name="P8"><text:span text:style-name="T15">reviews</text:span></text:p>
            </draw:text-box>
          </draw:frame>
          <draw:line draw:style-name="gr12" draw:text-style-name="P13" draw:layer="layout" svg:x1="9cm" svg:y1="5.25cm" svg:x2="19cm" svg:y2="5.25cm">
            <text:p/>
          </draw:line>
          <draw:frame draw:style-name="gr13" draw:text-style-name="P19" draw:layer="layout" svg:width="5cm" svg:height="1cm" svg:x="13.9cm" svg:y="4.25cm">
            <draw:text-box>
              <text:p text:style-name="P8"><text:span text:style-name="T14">until right before class</text:span></text:p>
            </draw:text-box>
          </draw:frame>
          <draw:frame draw:style-name="gr14" draw:text-style-name="P21" draw:layer="layout" svg:width="2cm" svg:height="2cm" svg:x="19cm" svg:y="7.25cm">
            <draw:text-box>
              <text:p text:style-name="P8"><text:span text:style-name="T16">VL</text:span></text:p>
            </draw:text-box>
          </draw:frame>
          <draw:line draw:style-name="gr15" draw:text-style-name="P13" draw:layer="layout" svg:x1="18cm" svg:y1="13.75cm" svg:x2="18cm" svg:y2="9.75cm">
            <text:p/>
          </draw:line>
          <draw:line draw:style-name="gr15" draw:text-style-name="P13" draw:layer="layout" svg:x1="14cm" svg:y1="13.75cm" svg:x2="14cm" svg:y2="9.75cm">
            <text:p/>
          </draw:line>
          <draw:frame draw:style-name="gr16" draw:text-style-name="P23" draw:layer="layout" svg:width="3.5cm" svg:height="3.5cm" svg:x="14cm" svg:y="10.25cm">
            <draw:text-box>
              <text:p text:style-name="P22"><text:span text:style-name="T17">this week’s </text:span><text:span text:style-name="T18">reviews</text:span><text:span text:style-name="T17"> of</text:span><text:span text:style-name="T17"><text:line-break/></text:span><text:span text:style-name="T17">last week’s deliverables</text:span></text:p>
            </draw:text-box>
          </draw:frame>
          <draw:frame draw:style-name="gr17" draw:text-style-name="P24" draw:layer="layout" svg:width="3.5cm" svg:height="3.5cm" svg:x="10.5cm" svg:y="10.25cm">
            <draw:text-box>
              <text:p text:style-name="P16"><text:span text:style-name="T17">this week’s </text:span><text:span text:style-name="T18">ratings</text:span><text:span text:style-name="T17"> of</text:span><text:span text:style-name="T17"><text:line-break/></text:span><text:span text:style-name="T17">last week’s reviews</text:span></text:p>
            </draw:text-box>
          </draw:frame>
          <draw:frame draw:style-name="gr16" draw:text-style-name="P23" draw:layer="layout" svg:width="3.5cm" svg:height="3.5cm" svg:x="18cm" svg:y="10.25cm">
            <draw:text-box>
              <text:p text:style-name="P22"><text:span text:style-name="T17">this week’s </text:span><text:span text:style-name="T18">deliverables</text:span></text:p>
              <text:p text:style-name="P22"><text:span text:style-name="T17"/></text:p>
              <text:p text:style-name="P22"><text:span text:style-name="T17"/></text:p>
            </draw:text-box>
          </draw:frame>
          <draw:line draw:style-name="gr3" draw:text-style-name="P12" draw:layer="layout" svg:x1="25cm" svg:y1="9.75cm" svg:x2="25cm" svg:y2="8.75cm">
            <text:p/>
          </draw:line>
          <draw:frame draw:style-name="gr9" draw:text-style-name="P17" draw:layer="layout" svg:width="2cm" svg:height="1cm" svg:x="23cm" svg:y="7.25cm">
            <draw:text-box>
              <text:p text:style-name="P16"><text:span text:style-name="T12">ratings</text:span></text:p>
            </draw:text-box>
          </draw:frame>
          <draw:frame draw:style-name="gr10" draw:text-style-name="P18" draw:layer="layout" svg:width="2cm" svg:height="1cm" svg:x="23cm" svg:y="8.25cm">
            <draw:text-box>
              <text:p text:style-name="P16"><text:span text:style-name="T13">reviews</text:span></text:p>
            </draw:text-box>
          </draw:frame>
          <draw:frame draw:style-name="gr8" draw:text-style-name="P15" draw:layer="layout" svg:width="5cm" svg:height="2cm" svg:x="21.5cm" svg:y="2.25cm">
            <draw:text-box>
              <text:p text:style-name="P8"><text:span text:style-name="T11">next week</text:span></text:p>
            </draw:text-box>
          </draw:frame>
          <draw:line draw:style-name="gr15" draw:text-style-name="P13" draw:layer="layout" svg:x1="10cm" svg:y1="13.75cm" svg:x2="10cm" svg:y2="9.75cm">
            <text:p/>
          </draw:line>
          <draw:frame draw:style-name="gr17" draw:text-style-name="P24" draw:layer="layout" svg:width="3.5cm" svg:height="3.5cm" svg:x="6.5cm" svg:y="10.25cm">
            <draw:text-box>
              <text:p text:style-name="P16"><text:span text:style-name="T17">this week’s</text:span></text:p>
              <text:p text:style-name="P16"><text:span text:style-name="T18">lecture</text:span></text:p>
              <text:p text:style-name="P16"><text:span text:style-name="T17"/></text:p>
              <text:p text:style-name="P16"><text:span text:style-name="T17"/></text:p>
            </draw:text-box>
          </draw:frame>
          <draw:line draw:style-name="gr18" draw:text-style-name="P13" draw:layer="layout" svg:x1="1cm" svg:y1="9.25cm" svg:x2="27cm" svg:y2="9.25cm">
            <text:p/>
          </draw:line>
          <draw:frame draw:style-name="gr19" draw:text-style-name="P25" draw:layer="layout" svg:width="2cm" svg:height="2cm" svg:x="9cm" svg:y="7.25cm">
            <draw:text-box>
              <text:p text:style-name="P8"><text:span text:style-name="T2">VL</text:span></text:p>
            </draw:text-box>
          </draw:frame>
          <draw:frame draw:style-name="gr11" draw:text-style-name="P19" draw:layer="layout" svg:width="2cm" svg:height="2cm" svg:x="17cm" svg:y="7.25cm">
            <draw:text-box>
              <text:p text:style-name="P8"><text:span text:style-name="T14">main deliver-ables</text:span></text:p>
            </draw:text-box>
          </draw:frame>
          <draw:g>
            <draw:line draw:style-name="gr20" draw:text-style-name="P13" draw:layer="layout" svg:x1="9cm" svg:y1="6.25cm" svg:x2="15cm" svg:y2="6.25cm">
              <text:p/>
            </draw:line>
            <draw:frame draw:style-name="gr21" draw:text-style-name="P27" draw:layer="layout" svg:width="5.9cm" svg:height="2cm" svg:x="9cm" svg:y="5.25cm">
              <draw:text-box>
                <text:p text:style-name="P26"><text:span text:style-name="T14">until Friday midnight</text:span></text:p>
                <text:p text:style-name="P26"><text:span text:style-name="T14">before next week start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" draw:layer="layout" svg:width="28cm" svg:height="1.75cm" svg:x="0cm" svg:y="0cm" presentation:class="title">
          <draw:text-box>
            <text:p><text:span text:style-name="T5">1. Weekly Review Ratings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5">Rate last week’s feedback</text:span></text:p>
                <text:list>
                  <text:list-item>
                    <text:p><text:span text:style-name="T5">Thumbs up or down is suffic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" draw:layer="layout" svg:width="28cm" svg:height="1.75cm" svg:x="0cm" svg:y="0cm" presentation:class="title">
          <draw:text-box>
            <text:p><text:span text:style-name="T5">2. Weekly Deliverables Review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5">Review this week’s deliverables</text:span></text:p>
                <text:list>
                  <text:list-item>
                    <text:p><text:span text:style-name="T5">Write a paragraph to half-a-page review of the work of 5 other stud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" draw:layer="layout" svg:width="28cm" svg:height="1.75cm" svg:x="0cm" svg:y="0cm" presentation:class="title">
          <draw:text-box>
            <text:p><text:span text:style-name="T5">3. Weekly Deliverables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5">Submit this week’s deliverables as PDF to Crowdgrader</text:span></text:p>
                <text:list>
                  <text:list-item>
                    <text:p><text:span text:style-name="T5">Submission should be anonymous</text:span></text:p>
                    <text:list>
                      <text:list-item>
                        <text:p><text:span text:style-name="T5">Don’t put your name into the file’s body</text:span></text:p>
                      </text:list-item>
                      <text:list-item>
                        <text:p>Don’t put your name into the file’s meta-data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ecide on one Google account, stick to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Length of submission depends on type of deliver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" draw:layer="layout" svg:width="28cm" svg:height="1.75cm" svg:x="0cm" svg:y="0cm" presentation:class="title">
          <draw:text-box>
            <text:p><text:span text:style-name="T5">4. Weekly Preparation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5">Prepare assigned reading for next week’s class, if any</text:span></text:p>
                <text:list>
                  <text:list-item>
                    <text:p><text:span text:style-name="T5">Read and take notes to prepare for class discu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" draw:layer="layout" svg:width="28cm" svg:height="1.75cm" svg:x="0cm" svg:y="0cm" presentation:class="title">
          <draw:text-box>
            <text:p><text:span text:style-name="T5">Types of Deliverables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5">(Teaching) case analysis</text:span></text:p>
                <text:list>
                  <text:list-item>
                    <text:p><text:span text:style-name="T5">A structured analysis of a teaching case</text:span></text:p>
                  </text:list-item>
                  <text:list-item>
                    <text:p><text:span text:style-name="T5">Submission should be </text:span><text:span text:style-name="T19">at max. 2 pages long</text:span></text:p>
                  </text:list-item>
                  <text:list-item>
                    <text:p>See <text:a xlink:href="https://goo.gl/hk3bzM" xlink:type="simple">https://goo.gl/hk3bzM</text:a><text:s/>for <text:span text:style-name="T20">how to analyze a cas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Review of case analysi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structions for Review of Case Analysis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4">
              <text:list-item>
                <text:p>Review of case analysis</text:p>
                <text:list>
                  <text:list-item>
                    <text:p>Provide (anonymous) feedback on other student’s analysis</text:p>
                    <text:list>
                      <text:list-item>
                        <text:p>Review summary using components of grading rubric</text:p>
                      </text:list-item>
                      <text:list-item>
                        <text:p>In writing your review, be professional and polite</text:p>
                        <text:list>
                          <text:list-item>
                            <text:p>No offenses, no cursing, no lashing out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Grade homework using grading rubric</text:p>
                    <text:list>
                      <text:list-item>
                        <text:p>A missing or nonsensical homework gets zero points</text:p>
                      </text:list-item>
                      <text:list-item>
                        <text:p>Grade by component, then add up points (up to 10 points)</text:p>
                      </text:list-item>
                      <text:list-item>
                        <text:p>See <text:a xlink:href="https://goo.gl/nougFz" xlink:type="simple">https://goo.gl/nougFz</text:a><text:s/>for helper spreadsheet (in Student Materials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Your grade is used for feedback only, not for homework grading</text:p>
                    <text:list>
                      <text:list-item>
                        <text:p>But we do match our grade with yours to assess your review’s qu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Time of Day for Weekly Deliverables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22">By Friday midnight (before next week)</text:span></text:p>
                <text:list>
                  <text:list-item>
                    <text:p><text:span text:style-name="T22">Rate last week’s reviews</text:span></text:p>
                  </text:list-item>
                  <text:list-item>
                    <text:p><text:span text:style-name="T22">Review last week’s deliverabl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ight before class</text:span></text:p>
                <text:list>
                  <text:list-item>
                    <text:p><text:span text:style-name="T5">Submit this week’s deliverables</text:span></text:p>
                  </text:list-item>
                  <text:list-item>
                    <text:p><text:span text:style-name="T22">Prepare next week’s 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Plagiarism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5">Plagiarism</text:span></text:p>
                <text:list>
                  <text:list-item>
                    <text:p><text:span text:style-name="T5">is providing as your work the work of others</text:span></text:p>
                  </text:list-item>
                  <text:list-item>
                    <text:p><text:span text:style-name="T5">with or without those other people’s consen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ther people</text:span></text:p>
                <text:list>
                  <text:list-item>
                    <text:p><text:span text:style-name="T5">Other people may be other students in the course</text:span></text:p>
                  </text:list-item>
                  <text:list-item>
                    <text:p><text:span text:style-name="T5">May be any web source, including Wikipedia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iting sources</text:span></text:p>
                <text:list>
                  <text:list-item>
                    <text:p><text:span text:style-name="T5">You can cite/use others if you clearly list the source</text:span></text:p>
                  </text:list-item>
                  <text:list-item>
                    <text:p><text:span text:style-name="T5">In most cases, you should limit any verbatim us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Handling Plagiarism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home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CW #01 Homework Due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23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CW #02 Homework Due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5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CW #03 Homework Due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5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CW #04 Homework Due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Analyze case 2013-02 (Netdosis, Market Size)</text:p>
                <text:list>
                  <text:list-item>
                    <text:p>Case question: Is the Netdosis business model viable?</text:p>
                  </text:list-item>
                  <text:list-item>
                    <text:p>Hint: Utilize the instructions at <text:a xlink:href="https://goo.gl/6Mti3G" xlink:type="simple">https://goo.gl/6Mti3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  <text:list>
                  <text:list-item>
                    <text:p>You will get feedback within a week as to your homework</text:p>
                  </text:list-item>
                  <text:list-item>
                    <text:p>Use this feedback to decide whether this course is for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CW #05 Homework Due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 text:style-name="P30"><text:span text:style-name="T22">Review this week’s analyse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nalyze case 2016-03 (ownCloud, Marketing)</text:span></text:p>
                <text:list>
                  <text:list-item>
                    <text:p><text:span text:style-name="T5">Case question: What should ownCloud do?</text:span></text:p>
                  </text:list-item>
                  <text:list-item>
                    <text:p><text:span text:style-name="T5">Hint: None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CW #06 Homework Due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<text:span text:style-name="T24">Rate last week’s reviews</text:span></text:p>
              </text:list-item>
              <text:list-item>
                <text:p><text:span text:style-name="T24">Review this week’s analyses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alyze case 2017-01 (SUSE, Business Case)</text:p>
                <text:list>
                  <text:list-item>
                    <text:p>Case question: What should SUSE do?</text:p>
                  </text:list-item>
                  <text:list-item>
                    <text:p>Hint: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CW #07 Homework Due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22">Rate last week’s reviews</text:span></text:p>
              </text:list-item>
              <text:list-item>
                <text:p><text:span text:style-name="T22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nalyze case 2016-04 (Everest, Pricing)</text:span></text:p>
                <text:list>
                  <text:list-item>
                    <text:p><text:span text:style-name="T5">Case question: What should Martin do?</text:span></text:p>
                  </text:list-item>
                  <text:list-item>
                    <text:p><text:span text:style-name="T5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CW #08 Homework Due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22">Rate last week’s reviews</text:span></text:p>
              </text:list-item>
              <text:list-item>
                <text:p><text:span text:style-name="T22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nalyze case 2012-01 (Method Park, Innova</text:span>tion)</text:p>
                <text:list>
                  <text:list-item>
                    <text:p>Case question: Should Method Park disrupt its customers? If so, how?</text:p>
                  </text:list-item>
                  <text:list-item>
                    <text:p><text:span text:style-name="T5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CW #09 Homework Due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5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CW #10 Homework Due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22">Rate last week’s reviews</text:span></text:p>
              </text:list-item>
              <text:list-item>
                <text:p><text:span text:style-name="T22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nalyze case 2014-02 (Nokia, Suppliers)</text:span></text:p>
                <text:list>
                  <text:list-item>
                    <text:p><text:span text:style-name="T5">Case question: What should Nokia do?</text:span></text:p>
                  </text:list-item>
                  <text:list-item>
                    <text:p><text:span text:style-name="T5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CW #11 Homework Due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22">Rate last week’s reviews</text:span></text:p>
              </text:list-item>
              <text:list-item>
                <text:p><text:span text:style-name="T22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nalyze case 2016-01 (ownCloud, Licensing)</text:span></text:p>
                <text:list>
                  <text:list-item>
                    <text:p><text:span text:style-name="T5">Case question: What license should ownCloud choose for the iOS app?</text:span></text:p>
                  </text:list-item>
                  <text:list-item>
                    <text:p><text:span text:style-name="T5">Hint: Non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CW #12 Homework Due</text:span></text:p>
          </draw:text-box>
        </draw:frame>
        <draw:frame presentation:style-name="Default-outline1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22">Rate last week’s reviews</text:span></text:p>
              </text:list-item>
              <text:list-item>
                <text:p><text:span text:style-name="T22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nalyze case 2014-01 (Immowelt, UXD)</text:span></text:p>
                <text:list>
                  <text:list-item>
                    <text:p><text:span text:style-name="T5">Case instructions</text:span></text:p>
                    <text:list>
                      <text:list-item>
                        <text:p><text:span text:style-name="T5">Summarize the Note Taking feature</text:span></text:p>
                      </text:list-item>
                      <text:list-item>
                        <text:p><text:span text:style-name="T5">Choose the best exposé design</text:span></text:p>
                      </text:list-item>
                      <text:list-item>
                        <text:p><text:span text:style-name="T5">Explain your choice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Hint: Use the persona concept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CW #13 Homework Due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22">Rate last week’s reviews</text:span></text:p>
              </text:list-item>
              <text:list-item>
                <text:p><text:span text:style-name="T22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nalyze case 2014-03 (Elektrobit, ‘Wow!’)</text:span></text:p>
                <text:list>
                  <text:list-item>
                    <text:p><text:span text:style-name="T5">Case question: Analyze the epic and break it down into user stories</text:span></text:p>
                  </text:list-item>
                  <text:list-item>
                    <text:p><text:span text:style-name="T5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CW #14 Homework Due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22">Rate last week’s reviews</text:span></text:p>
              </text:list-item>
              <text:list-item>
                <text:p><text:span text:style-name="T22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nalyze case 2016-02 (Caldera, Stock Options)</text:span></text:p>
                <text:list>
                  <text:list-item>
                    <text:p><text:span text:style-name="T5">Case question: What should Frances do?</text:span></text:p>
                  </text:list-item>
                  <text:list-item>
                    <text:p><text:span text:style-name="T5">Hint: Perform a scenario analysis</text:span></text:p>
                    <text:list>
                      <text:list-item>
                        <text:p><text:span text:style-name="T5">Please see footnotes and use current tax system, not the original one</text:span></text:p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3" draw:text-style-name="P5" draw:layer="layout" svg:width="28cm" svg:height="1.75cm" svg:x="0cm" svg:y="0cm" presentation:class="title">
          <draw:text-box>
            <text:p><text:span text:style-name="T5">CW #15 Homework Due</text:span></text:p>
          </draw:text-box>
        </draw:frame>
        <draw:frame presentation:style-name="pr5" draw:text-style-name="P5" draw:layer="layout" svg:width="27cm" svg:height="11.25cm" svg:x="0.5cm" svg:y="2.25cm" presentation:class="outline">
          <draw:text-box>
            <text:list text:style-name="L4">
              <text:list-item>
                <text:p><text:span text:style-name="T5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Head" presentation:presentation-page-layout-name="AL1T0" presentation:use-footer-name="ftr1" presentation:use-date-time-name="dtd1"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2" draw:text-style-name="P32" draw:layer="layout" svg:width="20cm" svg:height="4cm" svg:x="0cm" svg:y="11.75cm">
          <draw:text-box>
            <text:p text:style-name="P31"><text:span text:style-name="T25">DR</text:span></text:p>
          </draw:text-box>
        </draw:frame>
        <draw:frame presentation:style-name="pr8" draw:text-style-name="P33" draw:layer="layout" svg:width="27cm" svg:height="7cm" svg:x="0.5cm" svg:y="8cm" presentation:class="subtitle">
          <draw:text-box>
            <text:p><text:span text:style-name="T26"><text:a xlink:href="mailto:dirk.riehle@fau.de" xlink:type="simple">dirk.riehle@fau.de</text:a></text:span><text:span text:style-name="T26"><text:s/>– </text:span><text:span text:style-name="T26"><text:a xlink:href="http://osr.cs.fau.de/" xlink:type="simple">http://osr.cs.fau.de</text:a></text:span></text:p>
            <text:p><text:span text:style-name="T27"><text:a xlink:href="mailto:dirk@riehle.org" xlink:type="simple">dirk@riehle.org</text:a></text:span><text:span text:style-name="T27"><text:s/>– </text:span><text:span text:style-name="T27"><text:a xlink:href="http://dirkriehle.com/" xlink:type="simple">http://dirkriehle.com</text:a></text:span><text:span text:style-name="T27"><text:s/>– </text:span><text:span text:style-name="T27"><text:a xlink:href="http://twitter.com/dirkriehle" xlink:type="simple">@dirkriehle</text:a></text:span></text:p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34" draw:layer="layout" svg:width="18cm" svg:height="13.5cm" svg:x="1.5cm" svg:y="15cm" presentation:class="notes">
            <draw:text-box>
              <text:p><text:span text:style-name="T28"><text:s/></text:span></text:p>
            </draw:text-box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10" draw:text-style-name="P5" draw:layer="layout" svg:width="28cm" svg:height="1.75cm" svg:x="0cm" svg:y="0cm" presentation:class="title">
          <draw:text-box>
            <text:p><text:span text:style-name="T5">Credits and License</text:span></text:p>
          </draw:text-box>
        </draw:frame>
        <draw:frame presentation:style-name="pr5" draw:text-style-name="P35" draw:layer="layout" svg:width="27cm" svg:height="11.25cm" svg:x="0.5cm" svg:y="2.25cm" presentation:class="outline">
          <draw:text-box>
            <text:list text:style-name="L4">
              <text:list-item>
                <text:p text:style-name="P30"><text:span text:style-name="T5">Original version</text:span></text:p>
                <text:list>
                  <text:list-item>
                    <text:p><text:span text:style-name="T5">© 2012-2018 </text:span><text:span text:style-name="T5"><text:a xlink:href="http://dirkriehle.com/" xlink:type="simple">Dirk Riehle</text:a></text:span><text:span text:style-name="T5">, some rights reserved</text:span></text:p>
                  </text:list-item>
                  <text:list-item>
                    <text:p><text:span text:style-name="T5">Licensed under </text:span><text:span text:style-name="T5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<text:span text:style-name="T5">Contributions</text:span></text:p>
                <text:list>
                  <text:list-item>
                    <text:p><text:span text:style-name="T5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Head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57M53S</meta:editing-duration>
    <meta:editing-cycles>169</meta:editing-cycles>
    <meta:generator>LibreOffice/6.0.7.3$Linux_X86_64 LibreOffice_project/00m0$Build-3</meta:generator>
    <meta:initial-creator>Dirk Riehle</meta:initial-creator>
    <dc:date>2019-06-04T12:12:19.089813025</dc:date>
    <meta:printed-by>Dirk Riehle</meta:printed-by>
    <meta:print-date>2013-05-04T19:19:21</meta:print-date>
    <dc:creator>D R</dc:creator>
    <meta:document-statistic meta:object-count="208"/>
    <meta:template xlink:type="simple" xlink:actuate="onRequest" xlink:title="True Blue Presentation" xlink:href="trash:/../Templates/True%20Blue%20Presentation.otp" meta:date="2013-04-02T22:52:20"/>
  </office:meta>
</office:document-meta>
</file>